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679cm" style:rel-column-width="2620*"/>
    </style:style>
    <style:style style:name="Table1.B" style:family="table-column">
      <style:table-column-properties style:column-width="0.681cm" style:rel-column-width="2622*"/>
    </style:style>
    <style:style style:name="Table1.D" style:family="table-column">
      <style:table-column-properties style:column-width="0.679cm" style:rel-column-width="262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Y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Y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27b3ab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1pt" officeooo:rsid="004e358b" officeooo:paragraph-rsid="004e358b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1pt" officeooo:rsid="004e88b2" officeooo:paragraph-rsid="004e88b2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1pt" officeooo:rsid="004f4592" officeooo:paragraph-rsid="004f4592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502bdf" officeooo:paragraph-rsid="00502bdf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4e88b2" officeooo:paragraph-rsid="004e88b2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normal" officeooo:rsid="004f4592" officeooo:paragraph-rsid="004f4592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4d030f" officeooo:paragraph-rsid="0041a877" style:letter-kerning="false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50a550" officeooo:paragraph-rsid="0050a550" style:letter-kerning="false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officeooo:rsid="004d6c3e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triebs- und Kommunikationssysteme</text:p>
      <text:p text:style-name="P2">Übung <text:span text:style-name="T4">5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3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4">Aufgabe 1)</text:p>
      <text:p text:style-name="P10">a)</text:p>
      <text:p text:style-name="P10"/>
      <text:p text:style-name="P11">n = new</text:p>
      <text:p text:style-name="P11">r = ready</text:p>
      <text:p text:style-name="P11">R = running</text:p>
      <text:p text:style-name="P11">w = waiting printer</text:p>
      <text:p text:style-name="P11">K = kill</text:p>
      <text:p text:style-name="P12">T = terminated</text:p>
      <text:p text:style-name="P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A"/>
        <table:table-column table:style-name="Table1.D" table:number-columns-repeated="3"/>
        <table:table-column table:style-name="Table1.B"/>
        <table:table-column table:style-name="Table1.A"/>
        <table:table-column table:style-name="Table1.D" table:number-columns-repeated="9"/>
        <table:table-column table:style-name="Table1.B"/>
        <table:table-row>
          <table:table-cell table:style-name="Table1.A1" office:value-type="string">
            <text:p text:style-name="P6">P1</text:p>
          </table:table-cell>
          <table:table-cell table:style-name="Table1.A1" office:value-type="string">
            <text:p text:style-name="P7">n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R</text:p>
          </table:table-cell>
          <table:table-cell table:style-name="Table1.A1" office:value-type="string">
            <text:p text:style-name="P7">w</text:p>
          </table:table-cell>
          <table:table-cell table:style-name="Table1.A1" office:value-type="string">
            <text:p text:style-name="P7">w</text:p>
          </table:table-cell>
          <table:table-cell table:style-name="Table1.A1" office:value-type="string">
            <text:p text:style-name="P7">w</text:p>
          </table:table-cell>
          <table:table-cell table:style-name="Table1.A1" office:value-type="string">
            <text:p text:style-name="P7">w</text:p>
          </table:table-cell>
          <table:table-cell table:style-name="Table1.A1" office:value-type="string">
            <text:p text:style-name="P7">w</text:p>
          </table:table-cell>
          <table:table-cell table:style-name="Table1.A1" office:value-type="string">
            <text:p text:style-name="P8">R</text:p>
          </table:table-cell>
          <table:table-cell table:style-name="Table1.A1" office:value-type="string">
            <text:p text:style-name="P8">R</text:p>
          </table:table-cell>
          <table:table-cell table:style-name="Table1.A1" office:value-type="string">
            <text:p text:style-name="P8">R</text:p>
          </table:table-cell>
          <table:table-cell table:style-name="Table1.A1" office:value-type="string">
            <text:p text:style-name="P8">R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Y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P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n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K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Y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P3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n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P7">w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Y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P4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n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7">R</text:p>
          </table:table-cell>
          <table:table-cell table:style-name="Table1.A2" office:value-type="string">
            <text:p text:style-name="P8">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Y2" office:value-type="string">
            <text:p text:style-name="P5"/>
          </table:table-cell>
        </table:table-row>
      </table:table>
      <text:p text:style-name="P13"/>
      <text:p text:style-name="P13"/>
      <text:p text:style-name="P14">c)<text:span text:style-name="T5"> Wenn ein Process eigentlich beendet ist, aber noch Resourcen belegt. Dann ist es gut, wenn dieser Prozess vom System beendet werden kann. Bei Unix geht das mit dem Befehl „kill %pid“. %pid ist dabei die ProcessI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4.6.3$MacOSX_X86_64 LibreOffice_project/e8938fd3328e95dcf59dd64e7facd2c7d67c704d</meta:generator>
    <dc:date>2015-11-26T23:09:11.582617000</dc:date>
    <meta:editing-duration>PT6H49M27S</meta:editing-duration>
    <meta:editing-cycles>60</meta:editing-cycles>
    <meta:document-statistic meta:table-count="1" meta:image-count="0" meta:object-count="0" meta:page-count="1" meta:paragraph-count="77" meta:word-count="138" meta:character-count="481" meta:non-whitespace-character-count="420"/>
  </office:meta>
</office:document-meta>
</file>